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oodyShell</text:h>
      <text:p text:style-name="Text_20_body">This is just a Hugo game shell with the “roodylib” routines Init_Calls and Main_Calls thrown in. It also has my experimental init companion routines. Feel free to try it out!</text:p>
      <text:p text:style-name="Text_20_body"/>
      <text:h text:style-name="Heading_20_1" text:outline-level="1">The experimental stuff...</text:h>
      <text:p text:style-name="Text_20_body">Roodylib provides an infrastructure for (hopefully) easily adding code to the init, main, and PreParse routines, without having to worry about order. Let's go into all three:</text:p>
      <text:p text:style-name="Text_20_body"/>
      <text:h text:style-name="Heading_20_2" text:outline-level="2">main_instructions</text:h>
      <text:p text:style-name="Text_20_body">The simplest of these three are main_instruction objects. Any object within main_instruction has its “execute” property run after each turn. Certain library extensions are already set up to work this way, but if you are writing your own library extension, you might want to look at this example:</text:p>
      <text:p text:style-name="Preformatted_20_Text">object footnotemain</text:p>
      <text:p text:style-name="Preformatted_20_Text">{</text:p>
      <text:p text:style-name="Preformatted_20_Text">#ifset _ROODYLIB_H</text:p>
      <text:p text:style-name="Preformatted_20_Text"><text:tab/>type settings</text:p>
      <text:p text:style-name="Preformatted_20_Text"><text:tab/>in main_instructions</text:p>
      <text:p text:style-name="Preformatted_20_Text"><text:tab/>execute</text:p>
      <text:p text:style-name="Preformatted_20_Text"><text:tab/><text:tab/>{</text:p>
      <text:p text:style-name="Preformatted_20_Text"><text:tab/><text:tab/>FootnoteNotify</text:p>
      <text:p text:style-name="Preformatted_20_Text"><text:tab/><text:tab/>}</text:p>
      <text:p text:style-name="Preformatted_20_Text">#endif <text:s/>! _ROODYLIB_H</text:p>
      <text:p text:style-name="Preformatted_20_Text">}</text:p>
      <text:p text:style-name="Preformatted_20_Text"/>
      <text:p text:style-name="Text_20_body">Having the above code in “footnotes.h” makes FootnoteNotify be called after every successful turn.</text:p>
      <text:p text:style-name="Text_20_body"/>
      <text:h text:style-name="Heading_20_2" text:outline-level="2">preparse_instructions</text:h>
      <text:p text:style-name="Text_20_body">Similarly, code can be added to preparse_instructions so different library contributions can share the PreParse routine easily:</text:p>
      <text:p text:style-name="Preformatted_20_Text">object parse_redraw</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tab/>{</text:p>
      <text:p text:style-name="Preformatted_20_Text"><text:tab/><text:tab/>RedrawScreen</text:p>
      <text:p text:style-name="Preformatted_20_Text"><text:tab/><text:tab/>return false</text:p>
      <text:p text:style-name="Preformatted_20_Text"><text:tab/><text:tab/>}</text:p>
      <text:p text:style-name="Preformatted_20_Text">}</text:p>
      <text:p text:style-name="Preformatted_20_Text"/>
      <text:p text:style-name="Text_20_body">The above shows how roodylib has PreParse call RedrawScreen every turn. Have your “execute” code return false if you definitely don't need need the command to be re-parsed. Otherwise, you can do something like this:</text:p>
      <text:p text:style-name="Preformatted_20_Text"><text:soft-page-break/>object converse_parse</text:p>
      <text:p text:style-name="Preformatted_20_Text">{</text:p>
      <text:p text:style-name="Preformatted_20_Text"><text:tab/>in preparse_instructions</text:p>
      <text:p text:style-name="Preformatted_20_Text"><text:tab/>type settings</text:p>
      <text:p text:style-name="Preformatted_20_Text"><text:tab/>execute</text:p>
      <text:p text:style-name="Preformatted_20_Text"><text:tab/><text:tab/>{</text:p>
      <text:p text:style-name="Preformatted_20_Text"><text:tab/><text:tab/>return ConversePreParse</text:p>
      <text:p text:style-name="Preformatted_20_Text"><text:tab/><text:tab/>}</text:p>
      <text:p text:style-name="Preformatted_20_Text">}</text:p>
      <text:p text:style-name="Text_20_body"/>
      <text:h text:style-name="Heading_20_2" text:outline-level="2">init_instructions</text:h>
      <text:p text:style-name="Text_20_body">The most complicated of the three is “init_instructions,” as it handles all instances where globals should be saved over multiple sessions, so in effect, it handles game restarts, restores, and undos. As the only thing that stays the same over such changes is the word array, we rely on the word array for saving certain things. Here is a sample init_instructions object:</text:p>
      <text:p text:style-name="Preformatted_20_Text">object roodylib "roodylib"</text:p>
      <text:p text:style-name="Preformatted_20_Text">{</text:p>
      <text:p text:style-name="Preformatted_20_Text"><text:tab/>in init_instructions</text:p>
      <text:p text:style-name="Preformatted_20_Text"><text:tab/>type settings</text:p>
      <text:p text:style-name="Preformatted_20_Text"><text:tab/>save_info</text:p>
      <text:p text:style-name="Preformatted_20_Text"><text:tab/><text:tab/>{</text:p>
      <text:p text:style-name="Preformatted_20_Text"><text:tab/><text:tab/>select verbosity</text:p>
      <text:p text:style-name="Preformatted_20_Text"><text:tab/><text:tab/><text:tab/>case 0 : SaveWordsetting("brief")</text:p>
      <text:p text:style-name="Preformatted_20_Text"><text:tab/><text:tab/><text:tab/>case 1 : SaveWordSetting("superbrief")</text:p>
      <text:p text:style-name="Preformatted_20_Text"><text:tab/><text:tab/><text:tab/>case 2 : SaveWordSetting("verbose")</text:p>
      <text:p text:style-name="Preformatted_20_Text"><text:tab/><text:tab/>return true</text:p>
      <text:p text:style-name="Preformatted_20_Text"><text:tab/><text:tab/>}</text:p>
      <text:p text:style-name="Preformatted_20_Text"><text:tab/>execute</text:p>
      <text:p text:style-name="Preformatted_20_Text"><text:tab/><text:tab/>{</text:p>
      <text:p text:style-name="Preformatted_20_Text"><text:tab/><text:tab/>if not CheckWordSetting("undo")</text:p>
      <text:p text:style-name="Preformatted_20_Text"><text:tab/><text:tab/><text:tab/>{</text:p>
      <text:p text:style-name="Preformatted_20_Text"><text:tab/><text:tab/><text:tab/>if not CheckWordSetting("restore")</text:p>
      <text:p text:style-name="Preformatted_20_Text"><text:tab/><text:tab/><text:tab/><text:tab/>{</text:p>
      <text:p text:style-name="Preformatted_20_Text"><text:tab/><text:tab/><text:tab/><text:tab/>CalculateHolding(player)</text:p>
      <text:p text:style-name="Preformatted_20_Text">#ifset USE_PLURAL_OBJECTS</text:p>
      <text:p text:style-name="Preformatted_20_Text"><text:tab/><text:tab/><text:tab/><text:tab/>InitPluralObjects</text:p>
      <text:p text:style-name="Preformatted_20_Text">#endif</text:p>
      <text:p text:style-name="Preformatted_20_Text"><text:tab/><text:tab/><text:tab/><text:tab/>}</text:p>
      <text:p text:style-name="Preformatted_20_Text"><text:tab/><text:tab/><text:tab/>local a</text:p>
      <text:p text:style-name="Preformatted_20_Text"><text:tab/><text:tab/><text:tab/>a = CheckWordSetting("roodylib")</text:p>
      <text:p text:style-name="Preformatted_20_Text"><text:tab/><text:tab/><text:tab/>select word[(a-1)]</text:p>
      <text:p text:style-name="Preformatted_20_Text"><text:tab/><text:tab/><text:tab/><text:tab/>case "brief" : verbosity = 0</text:p>
      <text:p text:style-name="Preformatted_20_Text"><text:tab/><text:tab/><text:tab/><text:tab/>case "superbrief" : verbosity = 1</text:p>
      <text:p text:style-name="Preformatted_20_Text"><text:tab/><text:tab/><text:tab/><text:tab/>case "verbose" : verbosity = 2</text:p>
      <text:p text:style-name="Preformatted_20_Text"><text:tab/><text:tab/><text:tab/>}</text:p>
      <text:p text:style-name="Preformatted_20_Text"><text:tab/><text:tab/>}</text:p>
      <text:p text:style-name="Preformatted_20_Text">}</text:p>
      <text:p text:style-name="Text_20_body">The save_info property is called by DoRestore. It returns true to tell that we'll run “execute” again after a successful restoration. As undoing and restoring now write “undo” and “restore” to the word array, we can check for these when we run the “execute” property, running only the code we want. In the above example, we only run CalculateHolding and InitPluralObjects if we are starting (or restarting) a new game. We fix our verbosity setting in both game restorations and restarts, and we do nothing at all during an “undo”. Depending on the extension involved, it could be different in every 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5T03:00:08.44</meta:creation-date>
    <dc:date>2012-07-17T02:45:43.96</dc:date>
    <meta:editing-duration>P0D</meta:editing-duration>
    <meta:editing-cycles>2</meta:editing-cycles>
    <meta:generator>LibreOffice/3.5$Windows_x86 LibreOffice_project/165a79a-7059095-e13bb37-fef39a4-9503d18</meta:generator>
    <meta:document-statistic meta:table-count="0" meta:image-count="0" meta:object-count="0" meta:page-count="2" meta:paragraph-count="75" meta:word-count="457" meta:character-count="3056" meta:non-whitespace-character-count="2571"/>
  </office:meta>
</office:document-meta>
</file>